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ON CHACON, FRANCHESCA ELIZAB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2898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3373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ON CHACON, FRANCHESCA ELIZAB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2898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3373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72898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8424706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03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